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1.27cm" style:use-optimal-column-width="true"/>
    </style:style>
    <style:style style:name="co3" style:family="table-column">
      <style:table-column-properties fo:break-before="auto" style:column-width="3.33375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wssv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Latitud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abama</text:p>
          </table:table-cell>
          <table:table-cell office:value-type="string" table:style-name="ce2">
            <text:p>AL</text:p>
          </table:table-cell>
          <table:table-cell office:value-type="string" table:style-name="ce2">
            <text:p>Montgomery</text:p>
          </table:table-cell>
          <table:table-cell office:value-type="float" office:value="-86.300280684889003" table:style-name="ce3">
            <text:p>-86.30028068</text:p>
          </table:table-cell>
          <table:table-cell office:value-type="float" office:value="32.377844830057803" table:style-name="ce3">
            <text:p>32.3778448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aska</text:p>
          </table:table-cell>
          <table:table-cell office:value-type="string" table:style-name="ce2">
            <text:p>AK</text:p>
          </table:table-cell>
          <table:table-cell office:value-type="string" table:style-name="ce2">
            <text:p>Juneau</text:p>
          </table:table-cell>
          <table:table-cell office:value-type="float" office:value="-134.41972008907899" table:style-name="ce3">
            <text:p>-134.4197201</text:p>
          </table:table-cell>
          <table:table-cell office:value-type="float" office:value="58.301943562853801" table:style-name="ce3">
            <text:p>58.3019435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rizona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Phoenix</text:p>
          </table:table-cell>
          <table:table-cell office:value-type="float" office:value="-112.09700211464801" table:style-name="ce3">
            <text:p>-112.0970021</text:p>
          </table:table-cell>
          <table:table-cell office:value-type="float" office:value="33.448056962118002" table:style-name="ce3">
            <text:p>33.4480569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rkansas</text:p>
          </table:table-cell>
          <table:table-cell office:value-type="string" table:style-name="ce2">
            <text:p>AR</text:p>
          </table:table-cell>
          <table:table-cell office:value-type="string" table:style-name="ce2">
            <text:p>Little Rock</text:p>
          </table:table-cell>
          <table:table-cell office:value-type="float" office:value="-92.289196615573104" table:style-name="ce3">
            <text:p>-92.28919662</text:p>
          </table:table-cell>
          <table:table-cell office:value-type="float" office:value="34.746713899120003" table:style-name="ce3">
            <text:p>34.746713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ifornia</text:p>
          </table:table-cell>
          <table:table-cell office:value-type="string" table:style-name="ce2">
            <text:p>CA</text:p>
          </table:table-cell>
          <table:table-cell office:value-type="string" table:style-name="ce2">
            <text:p>Sacramento</text:p>
          </table:table-cell>
          <table:table-cell office:value-type="float" office:value="-121.493173407028" table:style-name="ce3">
            <text:p>-121.4931734</text:p>
          </table:table-cell>
          <table:table-cell office:value-type="float" office:value="38.5766379822497" table:style-name="ce3">
            <text:p>38.576637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lorado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Denver</text:p>
          </table:table-cell>
          <table:table-cell office:value-type="float" office:value="-104.98488253563499" table:style-name="ce3">
            <text:p>-104.9848825</text:p>
          </table:table-cell>
          <table:table-cell office:value-type="float" office:value="39.739301178288301" table:style-name="ce3">
            <text:p>39.739301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nnecticut</text:p>
          </table:table-cell>
          <table:table-cell office:value-type="string" table:style-name="ce2">
            <text:p>CT</text:p>
          </table:table-cell>
          <table:table-cell office:value-type="string" table:style-name="ce2">
            <text:p>Hartford</text:p>
          </table:table-cell>
          <table:table-cell office:value-type="float" office:value="-72.682265685282005" table:style-name="ce3">
            <text:p>-72.68226569</text:p>
          </table:table-cell>
          <table:table-cell office:value-type="float" office:value="41.764047807549403" table:style-name="ce3">
            <text:p>41.7640478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laware</text:p>
          </table:table-cell>
          <table:table-cell office:value-type="string" table:style-name="ce2">
            <text:p>DE</text:p>
          </table:table-cell>
          <table:table-cell office:value-type="string" table:style-name="ce2">
            <text:p>Dover</text:p>
          </table:table-cell>
          <table:table-cell office:value-type="float" office:value="-75.521440669349005" table:style-name="ce3">
            <text:p>-75.52144067</text:p>
          </table:table-cell>
          <table:table-cell office:value-type="float" office:value="39.159818256342398" table:style-name="ce3">
            <text:p>39.1598182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lorida</text:p>
          </table:table-cell>
          <table:table-cell office:value-type="string" table:style-name="ce2">
            <text:p>FL</text:p>
          </table:table-cell>
          <table:table-cell office:value-type="string" table:style-name="ce2">
            <text:p>Tallahassee</text:p>
          </table:table-cell>
          <table:table-cell office:value-type="float" office:value="-84.281410312420405" table:style-name="ce3">
            <text:p>-84.28141031</text:p>
          </table:table-cell>
          <table:table-cell office:value-type="float" office:value="30.437980037908801" table:style-name="ce3">
            <text:p>30.4379800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eorgia</text:p>
          </table:table-cell>
          <table:table-cell office:value-type="string" table:style-name="ce2">
            <text:p>GA</text:p>
          </table:table-cell>
          <table:table-cell office:value-type="string" table:style-name="ce2">
            <text:p>Atlanta</text:p>
          </table:table-cell>
          <table:table-cell office:value-type="float" office:value="-84.388272810246704" table:style-name="ce3">
            <text:p>-84.38827281</text:p>
          </table:table-cell>
          <table:table-cell office:value-type="float" office:value="33.749110506931103" table:style-name="ce3">
            <text:p>33.7491105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awaii</text:p>
          </table:table-cell>
          <table:table-cell office:value-type="string" table:style-name="ce2">
            <text:p>HI</text:p>
          </table:table-cell>
          <table:table-cell office:value-type="string" table:style-name="ce2">
            <text:p>Honolulu</text:p>
          </table:table-cell>
          <table:table-cell office:value-type="float" office:value="-157.85764468574899" table:style-name="ce3">
            <text:p>-157.8576447</text:p>
          </table:table-cell>
          <table:table-cell office:value-type="float" office:value="21.307189125189701" table:style-name="ce3">
            <text:p>21.307189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daho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Boise</text:p>
          </table:table-cell>
          <table:table-cell office:value-type="float" office:value="-116.200071549668" table:style-name="ce3">
            <text:p>-116.2000715</text:p>
          </table:table-cell>
          <table:table-cell office:value-type="float" office:value="43.617397620572604" table:style-name="ce3">
            <text:p>43.617397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llinois</text:p>
          </table:table-cell>
          <table:table-cell office:value-type="string" table:style-name="ce2">
            <text:p>IL</text:p>
          </table:table-cell>
          <table:table-cell office:value-type="string" table:style-name="ce2">
            <text:p>Springfield</text:p>
          </table:table-cell>
          <table:table-cell office:value-type="float" office:value="-89.683856129308694" table:style-name="ce3">
            <text:p>-89.68385613</text:p>
          </table:table-cell>
          <table:table-cell office:value-type="float" office:value="39.799226643757699" table:style-name="ce3">
            <text:p>39.7992266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ndiana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Indianapolis</text:p>
          </table:table-cell>
          <table:table-cell office:value-type="float" office:value="-86.161916231874898" table:style-name="ce3">
            <text:p>-86.16191623</text:p>
          </table:table-cell>
          <table:table-cell office:value-type="float" office:value="39.768287659007903" table:style-name="ce3">
            <text:p>39.768287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owa</text:p>
          </table:table-cell>
          <table:table-cell office:value-type="string" table:style-name="ce2">
            <text:p>IA</text:p>
          </table:table-cell>
          <table:table-cell office:value-type="string" table:style-name="ce2">
            <text:p>Des Moines</text:p>
          </table:table-cell>
          <table:table-cell office:value-type="float" office:value="-93.603829967646703" table:style-name="ce3">
            <text:p>-93.60382997</text:p>
          </table:table-cell>
          <table:table-cell office:value-type="float" office:value="41.591203450586001" table:style-name="ce3">
            <text:p>41.5912034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nsas</text:p>
          </table:table-cell>
          <table:table-cell office:value-type="string" table:style-name="ce2">
            <text:p>KS</text:p>
          </table:table-cell>
          <table:table-cell office:value-type="string" table:style-name="ce2">
            <text:p>Topeka</text:p>
          </table:table-cell>
          <table:table-cell office:value-type="float" office:value="-95.678116578356907" table:style-name="ce3">
            <text:p>-95.67811658</text:p>
          </table:table-cell>
          <table:table-cell office:value-type="float" office:value="39.0481868390344" table:style-name="ce3">
            <text:p>39.0481868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entucky</text:p>
          </table:table-cell>
          <table:table-cell office:value-type="string" table:style-name="ce2">
            <text:p>KY</text:p>
          </table:table-cell>
          <table:table-cell office:value-type="string" table:style-name="ce2">
            <text:p>Frankfort</text:p>
          </table:table-cell>
          <table:table-cell office:value-type="float" office:value="-84.875202917742101" table:style-name="ce3">
            <text:p>-84.87520292</text:p>
          </table:table-cell>
          <table:table-cell office:value-type="float" office:value="38.186829557910201" table:style-name="ce3">
            <text:p>38.1868295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ouisiana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Baton Rouge</text:p>
          </table:table-cell>
          <table:table-cell office:value-type="float" office:value="-91.187343544052396" table:style-name="ce3">
            <text:p>-91.18734354</text:p>
          </table:table-cell>
          <table:table-cell office:value-type="float" office:value="30.456195974217401" table:style-name="ce3">
            <text:p>30.4561959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ine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Augusta</text:p>
          </table:table-cell>
          <table:table-cell office:value-type="float" office:value="-69.782474054527796" table:style-name="ce3">
            <text:p>-69.78247405</text:p>
          </table:table-cell>
          <table:table-cell office:value-type="float" office:value="44.306831191717599" table:style-name="ce3">
            <text:p>44.306831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ryland</text:p>
          </table:table-cell>
          <table:table-cell office:value-type="string" table:style-name="ce2">
            <text:p>MD</text:p>
          </table:table-cell>
          <table:table-cell office:value-type="string" table:style-name="ce2">
            <text:p>Annapolis</text:p>
          </table:table-cell>
          <table:table-cell office:value-type="float" office:value="-76.490730353326001" table:style-name="ce3">
            <text:p>-76.49073035</text:p>
          </table:table-cell>
          <table:table-cell office:value-type="float" office:value="38.978880975095301" table:style-name="ce3">
            <text:p>38.978880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ssachusetts</text:p>
          </table:table-cell>
          <table:table-cell office:value-type="string" table:style-name="ce2">
            <text:p>MA</text:p>
          </table:table-cell>
          <table:table-cell office:value-type="string" table:style-name="ce2">
            <text:p>Boston</text:p>
          </table:table-cell>
          <table:table-cell office:value-type="float" office:value="-71.063592000967702" table:style-name="ce3">
            <text:p>-71.063592</text:p>
          </table:table-cell>
          <table:table-cell office:value-type="float" office:value="42.358515659868402" table:style-name="ce3">
            <text:p>42.358515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chigan</text:p>
          </table:table-cell>
          <table:table-cell office:value-type="string" table:style-name="ce2">
            <text:p>MI</text:p>
          </table:table-cell>
          <table:table-cell office:value-type="string" table:style-name="ce2">
            <text:p>Lansing</text:p>
          </table:table-cell>
          <table:table-cell office:value-type="float" office:value="-84.555489472447704" table:style-name="ce3">
            <text:p>-84.55548947</text:p>
          </table:table-cell>
          <table:table-cell office:value-type="float" office:value="42.733755921406598" table:style-name="ce3">
            <text:p>42.7337559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nnesota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St. Paul</text:p>
          </table:table-cell>
          <table:table-cell office:value-type="float" office:value="-93.102366812999904" table:style-name="ce3">
            <text:p>-93.10236681</text:p>
          </table:table-cell>
          <table:table-cell office:value-type="float" office:value="44.954448375475799" table:style-name="ce3">
            <text:p>44.9544483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ssissippi</text:p>
          </table:table-cell>
          <table:table-cell office:value-type="string" table:style-name="ce2">
            <text:p>MS</text:p>
          </table:table-cell>
          <table:table-cell office:value-type="string" table:style-name="ce2">
            <text:p>Jackson</text:p>
          </table:table-cell>
          <table:table-cell office:value-type="float" office:value="-90.182157098585705" table:style-name="ce3">
            <text:p>-90.1821571</text:p>
          </table:table-cell>
          <table:table-cell office:value-type="float" office:value="32.303859646407901" table:style-name="ce3">
            <text:p>32.303859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ssouri</text:p>
          </table:table-cell>
          <table:table-cell office:value-type="string" table:style-name="ce2">
            <text:p>MO</text:p>
          </table:table-cell>
          <table:table-cell office:value-type="string" table:style-name="ce2">
            <text:p>Jefferson City</text:p>
          </table:table-cell>
          <table:table-cell office:value-type="float" office:value="-92.172947161244593" table:style-name="ce3">
            <text:p>-92.17294716</text:p>
          </table:table-cell>
          <table:table-cell office:value-type="float" office:value="38.579234252080397" table:style-name="ce3">
            <text:p>38.579234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ontana</text:p>
          </table:table-cell>
          <table:table-cell office:value-type="string" table:style-name="ce2">
            <text:p>MT</text:p>
          </table:table-cell>
          <table:table-cell office:value-type="string" table:style-name="ce2">
            <text:p>Helena</text:p>
          </table:table-cell>
          <table:table-cell office:value-type="float" office:value="-112.017030200267" table:style-name="ce3">
            <text:p>-112.0170302</text:p>
          </table:table-cell>
          <table:table-cell office:value-type="float" office:value="46.584474879244098" table:style-name="ce3">
            <text:p>46.5844748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braska</text:p>
          </table:table-cell>
          <table:table-cell office:value-type="string" table:style-name="ce2">
            <text:p>NE</text:p>
          </table:table-cell>
          <table:table-cell office:value-type="string" table:style-name="ce2">
            <text:p>Lincoln</text:p>
          </table:table-cell>
          <table:table-cell office:value-type="float" office:value="-96.699732319676301" table:style-name="ce3">
            <text:p>-96.69973232</text:p>
          </table:table-cell>
          <table:table-cell office:value-type="float" office:value="40.808084689322399" table:style-name="ce3">
            <text:p>40.8080846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vada</text:p>
          </table:table-cell>
          <table:table-cell office:value-type="string" table:style-name="ce2">
            <text:p>NV</text:p>
          </table:table-cell>
          <table:table-cell office:value-type="string" table:style-name="ce2">
            <text:p>Carson City</text:p>
          </table:table-cell>
          <table:table-cell office:value-type="float" office:value="-119.765996538968" table:style-name="ce3">
            <text:p>-119.7659965</text:p>
          </table:table-cell>
          <table:table-cell office:value-type="float" office:value="39.163965881813297" table:style-name="ce3">
            <text:p>39.1639658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w Hampshire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Concord</text:p>
          </table:table-cell>
          <table:table-cell office:value-type="float" office:value="-71.536041291352504" table:style-name="ce3">
            <text:p>-71.53604129</text:p>
          </table:table-cell>
          <table:table-cell office:value-type="float" office:value="43.207728665395102" table:style-name="ce3">
            <text:p>43.2077286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w Jersey</text:p>
          </table:table-cell>
          <table:table-cell office:value-type="string" table:style-name="ce2">
            <text:p>NJ</text:p>
          </table:table-cell>
          <table:table-cell office:value-type="string" table:style-name="ce2">
            <text:p>Trenton</text:p>
          </table:table-cell>
          <table:table-cell office:value-type="float" office:value="-74.770108239505504" table:style-name="ce3">
            <text:p>-74.77010824</text:p>
          </table:table-cell>
          <table:table-cell office:value-type="float" office:value="40.220592541660402" table:style-name="ce3">
            <text:p>40.2205925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w Mexico</text:p>
          </table:table-cell>
          <table:table-cell office:value-type="string" table:style-name="ce2">
            <text:p>NM</text:p>
          </table:table-cell>
          <table:table-cell office:value-type="string" table:style-name="ce2">
            <text:p>Santa Fe</text:p>
          </table:table-cell>
          <table:table-cell office:value-type="float" office:value="-105.939263846866" table:style-name="ce3">
            <text:p>-105.9392638</text:p>
          </table:table-cell>
          <table:table-cell office:value-type="float" office:value="35.682385674315" table:style-name="ce3">
            <text:p>35.6823856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ew York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Albany</text:p>
          </table:table-cell>
          <table:table-cell office:value-type="float" office:value="-73.758456676307901" table:style-name="ce3">
            <text:p>-73.75845668</text:p>
          </table:table-cell>
          <table:table-cell office:value-type="float" office:value="42.6531923942429" table:style-name="ce3">
            <text:p>42.6531923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rth Carolina</text:p>
          </table:table-cell>
          <table:table-cell office:value-type="string" table:style-name="ce2">
            <text:p>NC</text:p>
          </table:table-cell>
          <table:table-cell office:value-type="string" table:style-name="ce2">
            <text:p>Raleigh</text:p>
          </table:table-cell>
          <table:table-cell office:value-type="float" office:value="-78.639053672715306" table:style-name="ce3">
            <text:p>-78.63905367</text:p>
          </table:table-cell>
          <table:table-cell office:value-type="float" office:value="35.780862097620201" table:style-name="ce3">
            <text:p>35.78086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rth Dakota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Bismarck</text:p>
          </table:table-cell>
          <table:table-cell office:value-type="float" office:value="-100.78242530183201" table:style-name="ce3">
            <text:p>-100.7824253</text:p>
          </table:table-cell>
          <table:table-cell office:value-type="float" office:value="46.820480062410702" table:style-name="ce3">
            <text:p>46.8204800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hio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Columbus</text:p>
          </table:table-cell>
          <table:table-cell office:value-type="float" office:value="-83.000216483073999" table:style-name="ce3">
            <text:p>-83.00021648</text:p>
          </table:table-cell>
          <table:table-cell office:value-type="float" office:value="39.961197265530402" table:style-name="ce3">
            <text:p>39.9611972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klahoma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lahoma City</text:p>
          </table:table-cell>
          <table:table-cell office:value-type="float" office:value="-97.503308641770204" table:style-name="ce3">
            <text:p>-97.50330864</text:p>
          </table:table-cell>
          <table:table-cell office:value-type="float" office:value="35.493091315656599" table:style-name="ce3">
            <text:p>35.493091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regon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Salem</text:p>
          </table:table-cell>
          <table:table-cell office:value-type="float" office:value="-123.03060881840899" table:style-name="ce3">
            <text:p>-123.0306088</text:p>
          </table:table-cell>
          <table:table-cell office:value-type="float" office:value="44.938365896584699" table:style-name="ce3">
            <text:p>44.93836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nnsylvania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Harrisburg</text:p>
          </table:table-cell>
          <table:table-cell office:value-type="float" office:value="-76.884111048457399" table:style-name="ce3">
            <text:p>-76.88411105</text:p>
          </table:table-cell>
          <table:table-cell office:value-type="float" office:value="40.265155475888797" table:style-name="ce3">
            <text:p>40.2651554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hode Island</text:p>
          </table:table-cell>
          <table:table-cell office:value-type="string" table:style-name="ce2">
            <text:p>RI</text:p>
          </table:table-cell>
          <table:table-cell office:value-type="string" table:style-name="ce2">
            <text:p>Providence</text:p>
          </table:table-cell>
          <table:table-cell office:value-type="float" office:value="-71.415069402169493" table:style-name="ce3">
            <text:p>-71.4150694</text:p>
          </table:table-cell>
          <table:table-cell office:value-type="float" office:value="41.830436854327502" table:style-name="ce3">
            <text:p>41.83043685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outh Carolina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Columbia</text:p>
          </table:table-cell>
          <table:table-cell office:value-type="float" office:value="-81.033361075349006" table:style-name="ce3">
            <text:p>-81.03336108</text:p>
          </table:table-cell>
          <table:table-cell office:value-type="float" office:value="34.0006222412432" table:style-name="ce3">
            <text:p>34.00062224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outh Dakota</text:p>
          </table:table-cell>
          <table:table-cell office:value-type="string" table:style-name="ce2">
            <text:p>SD</text:p>
          </table:table-cell>
          <table:table-cell office:value-type="string" table:style-name="ce2">
            <text:p>Pierre</text:p>
          </table:table-cell>
          <table:table-cell office:value-type="float" office:value="-100.345546329203" table:style-name="ce3">
            <text:p>-100.3455463</text:p>
          </table:table-cell>
          <table:table-cell office:value-type="float" office:value="44.367149972180798" table:style-name="ce3">
            <text:p>44.36714997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ennessee</text:p>
          </table:table-cell>
          <table:table-cell office:value-type="string" table:style-name="ce2">
            <text:p>TN</text:p>
          </table:table-cell>
          <table:table-cell office:value-type="string" table:style-name="ce2">
            <text:p>Nashville</text:p>
          </table:table-cell>
          <table:table-cell office:value-type="float" office:value="-86.784401198195496" table:style-name="ce3">
            <text:p>-86.7844012</text:p>
          </table:table-cell>
          <table:table-cell office:value-type="float" office:value="36.1658136639888" table:style-name="ce3">
            <text:p>36.1658136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exas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Austin</text:p>
          </table:table-cell>
          <table:table-cell office:value-type="float" office:value="-97.740378716292099" table:style-name="ce3">
            <text:p>-97.74037872</text:p>
          </table:table-cell>
          <table:table-cell office:value-type="float" office:value="30.274649015103201" table:style-name="ce3">
            <text:p>30.27464902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Utah</text:p>
          </table:table-cell>
          <table:table-cell office:value-type="string" table:style-name="ce2">
            <text:p>UT</text:p>
          </table:table-cell>
          <table:table-cell office:value-type="string" table:style-name="ce2">
            <text:p>Salt Lake City</text:p>
          </table:table-cell>
          <table:table-cell office:value-type="float" office:value="-111.88814351998801" table:style-name="ce3">
            <text:p>-111.8881435</text:p>
          </table:table-cell>
          <table:table-cell office:value-type="float" office:value="40.776518956675098" table:style-name="ce3">
            <text:p>40.7765189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Vermont</text:p>
          </table:table-cell>
          <table:table-cell office:value-type="string" table:style-name="ce2">
            <text:p>VT</text:p>
          </table:table-cell>
          <table:table-cell office:value-type="string" table:style-name="ce2">
            <text:p>Montpelier</text:p>
          </table:table-cell>
          <table:table-cell office:value-type="float" office:value="-72.580443141316394" table:style-name="ce3">
            <text:p>-72.58044314</text:p>
          </table:table-cell>
          <table:table-cell office:value-type="float" office:value="44.261981263181298" table:style-name="ce3">
            <text:p>44.2619812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Virginia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Richmond</text:p>
          </table:table-cell>
          <table:table-cell office:value-type="float" office:value="-77.433496063249095" table:style-name="ce3">
            <text:p>-77.43349606</text:p>
          </table:table-cell>
          <table:table-cell office:value-type="float" office:value="37.538772544158199" table:style-name="ce3">
            <text:p>37.53877254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Washington</text:p>
          </table:table-cell>
          <table:table-cell office:value-type="string" table:style-name="ce2">
            <text:p>WA</text:p>
          </table:table-cell>
          <table:table-cell office:value-type="string" table:style-name="ce2">
            <text:p>Olympia</text:p>
          </table:table-cell>
          <table:table-cell office:value-type="float" office:value="-122.90476263741699" table:style-name="ce3">
            <text:p>-122.9047626</text:p>
          </table:table-cell>
          <table:table-cell office:value-type="float" office:value="47.036241858904702" table:style-name="ce3">
            <text:p>47.0362418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West Virginia</text:p>
          </table:table-cell>
          <table:table-cell office:value-type="string" table:style-name="ce2">
            <text:p>WV</text:p>
          </table:table-cell>
          <table:table-cell office:value-type="string" table:style-name="ce2">
            <text:p>Charleston</text:p>
          </table:table-cell>
          <table:table-cell office:value-type="float" office:value="-81.612654235556903" table:style-name="ce3">
            <text:p>-81.61265424</text:p>
          </table:table-cell>
          <table:table-cell office:value-type="float" office:value="38.336378677533098" table:style-name="ce3">
            <text:p>38.33637868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Wisconsin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Madison</text:p>
          </table:table-cell>
          <table:table-cell office:value-type="float" office:value="-89.384196048712994" table:style-name="ce3">
            <text:p>-89.38419605</text:p>
          </table:table-cell>
          <table:table-cell office:value-type="float" office:value="43.075242946931098" table:style-name="ce3">
            <text:p>43.07524295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Wyoming</text:p>
          </table:table-cell>
          <table:table-cell office:value-type="string" table:style-name="ce2">
            <text:p>WY</text:p>
          </table:table-cell>
          <table:table-cell office:value-type="string" table:style-name="ce2">
            <text:p>Cheyenne</text:p>
          </table:table-cell>
          <table:table-cell office:value-type="float" office:value="-104.820410067003" table:style-name="ce3">
            <text:p>-104.8204101</text:p>
          </table:table-cell>
          <table:table-cell office:value-type="float" office:value="41.140776426092799" table:style-name="ce3">
            <text:p>41.14077643</text:p>
          </table:table-cell>
          <table:table-cell table:number-columns-repeated="16379"/>
        </table:table-row>
        <table:table-row table:number-rows-repeated="1048525" table:style-name="ro2">
          <table:table-cell table:number-columns-repeated="16384"/>
        </table:table-row>
      </table:table>
      <table:database-ranges>
        <table:database-range table:target-range-address="owssvr.A1:owssvr.E51" table:name="Table_owssvr" table:display-filter-buttons="true" table:on-update-keep-size="false" table:on-update-keep-styles="true" table:refresh-delay="false">
          <table:database-source-table table:database-name="Provider=Microsoft.Office.List.OLEDB.2.0;Data Source=&quot;&quot;;ApplicationName=Excel;Version=12.0.0.0" table:database-table-name="&lt;LIST&gt;&lt;VIEWGUID&gt;{B9A87821-3E06-400C-9E2B-8AF4E98D0E68}&lt;/VIEWGUID&gt;&lt;LISTNAME&gt;{88811892-E14D-49A1-AC62-21E813BFD136}&lt;/LISTNAME&gt;&lt;LISTWEB&gt;http://c1sp2010jj/_vti_bin&lt;/LISTWEB&gt;&lt;LISTSUBWEB&gt;&lt;/LISTSUBWEB&gt;&lt;ROOTFOLDER&gt;/Lists/State Capitals&lt;/ROOTFOLDER&gt;&lt;/LIST&gt;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hn Juback</meta:initial-creator>
    <dc:creator>Taras</dc:creator>
    <meta:creation-date>2011-09-30T14:39:34Z</meta:creation-date>
    <dc:date>2019-08-06T13:29:35Z</dc:date>
  </office:meta>
</office:document-meta>
</file>